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/>
    <style:font-face style:name="EB Garamond1" svg:font-family="'EB Garamond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71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3.559in"/>
    </style:style>
    <style:style style:name="Table1.C" style:family="table-column">
      <style:table-column-properties style:column-width="4.7396in"/>
    </style:style>
    <style:style style:name="Table1.1" style:family="table-row">
      <style:table-row-properties fo:background-color="#93a1a1">
        <style:background-image/>
      </style:table-row-properties>
    </style:style>
    <style:style style:name="Table1.A1" style:family="table-cell">
      <style:table-cell-properties fo:background-color="transparent" fo:padding="0.0201in" fo:border-left="0.05pt solid #93a1a1" fo:border-right="none" fo:border-top="0.05pt solid #93a1a1" fo:border-bottom="0.05pt solid #93a1a1" style:writing-mode="page">
        <style:background-image/>
      </style:table-cell-properties>
    </style:style>
    <style:style style:name="Table1.C1" style:family="table-cell">
      <style:table-cell-properties fo:background-color="transparent" fo:padding="0.0201in" fo:border="0.05pt solid #93a1a1" style:writing-mode="page">
        <style:background-image/>
      </style:table-cell-properties>
    </style:style>
    <style:style style:name="Table1.2" style:family="table-row">
      <style:table-row-properties fo:background-color="#fdf6e3">
        <style:background-image/>
      </style:table-row-properties>
    </style:style>
    <style:style style:name="Table1.A2" style:family="table-cell">
      <style:table-cell-properties fo:background-color="transparent" fo:padding="0.0201in" fo:border-left="none" fo:border-right="none" fo:border-top="none" fo:border-bottom="0.05pt solid #93a1a1" style:writing-mode="page">
        <style:background-image/>
      </style:table-cell-properties>
    </style:style>
    <style:style style:name="Table1.B2" style:family="table-cell">
      <style:table-cell-properties fo:background-color="transparent" fo:padding="0.0201in" fo:border-left="0.05pt solid #93a1a1" fo:border-right="none" fo:border-top="none" fo:border-bottom="0.05pt solid #93a1a1" style:writing-mode="page">
        <style:background-image/>
      </style:table-cell-properties>
    </style:style>
    <style:style style:name="Table1.3" style:family="table-row">
      <style:table-row-properties fo:background-color="#eee8d5">
        <style:background-image/>
      </style:table-row-properties>
    </style:style>
    <style:style style:name="Table1.A10" style:family="table-cell">
      <style:table-cell-properties fo:background-color="transparent" fo:padding="0.0201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.0201in" fo:border-left="0.05pt solid #93a1a1" fo:border-right="none" fo:border-top="none" fo:border-bottom="none" style:writing-mode="page">
        <style:background-image/>
      </style:table-cell-properties>
    </style:style>
    <style:style style:name="Table2" style:family="table">
      <style:table-properties style:width="9.4271in" fo:margin-left="0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1.1285in"/>
    </style:style>
    <style:style style:name="Table2.B" style:family="table-column">
      <style:table-column-properties style:column-width="3.559in"/>
    </style:style>
    <style:style style:name="Table2.C" style:family="table-column">
      <style:table-column-properties style:column-width="4.7396in"/>
    </style:style>
    <style:style style:name="Table2.1" style:family="table-row">
      <style:table-row-properties fo:background-color="#93a1a1" fo:keep-together="auto">
        <style:background-image/>
      </style:table-row-properties>
    </style:style>
    <style:style style:name="Table2.A1" style:family="table-cell">
      <style:table-cell-properties fo:background-color="transparent" fo:padding="0.0382in" fo:border-left="none" fo:border-right="none" fo:border-top="none" fo:border-bottom="0.05pt solid #93a1a1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-left="0.05pt solid #93a1a1" fo:border-right="none" fo:border-top="none" fo:border-bottom="0.05pt solid #93a1a1" style:writing-mode="page">
        <style:background-image/>
      </style:table-cell-properties>
    </style:style>
    <style:style style:name="Table2.2" style:family="table-row">
      <style:table-row-properties fo:background-color="#fdf6e3" fo:keep-together="auto">
        <style:background-image/>
      </style:table-row-properties>
    </style:style>
    <style:style style:name="Table2.A2" style:family="table-cell">
      <style:table-cell-properties fo:background-color="transparent" fo:padding="0.0382in" fo:border-left="none" fo:border-right="none" fo:border-top="none" fo:border-bottom="0.05pt solid #93a1a1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3" style:family="table-row">
      <style:table-row-properties fo:background-color="#eee8d5" fo:keep-together="auto">
        <style:background-image/>
      </style:table-row-properties>
    </style:style>
    <style:style style:name="Table2.A4" style:family="table-cell">
      <style:table-cell-properties fo:background-color="transparent" fo:padding="0.0382in" fo:border-left="none" fo:border-right="none" fo:border-top="none" fo:border-bottom="0.05pt solid #93a1a1">
        <style:background-image/>
      </style:table-cell-properties>
    </style:style>
    <style:style style:name="Table2.B4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C4" style:family="table-cell">
      <style:table-cell-properties style:vertical-align="" fo:background-color="transparent" fo:padding="0.0382in" fo:border-left="0.05pt solid #93a1a1" fo:border-right="none" fo:border-top="none" fo:border-bottom="0.05pt solid #93a1a1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none" fo:border-right="none" fo:border-top="none" fo:border-bottom="0.05pt solid #93a1a1">
        <style:background-image/>
      </style:table-cell-properties>
    </style:style>
    <style:style style:name="Table2.B6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C6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A7" style:family="table-cell">
      <style:table-cell-properties fo:background-color="transparent" fo:padding="0.0382in" fo:border-left="none" fo:border-right="none" fo:border-top="none" fo:border-bottom="0.05pt solid #93a1a1">
        <style:background-image/>
      </style:table-cell-properties>
    </style:style>
    <style:style style:name="Table2.B7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C7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A8" style:family="table-cell">
      <style:table-cell-properties fo:background-color="transparent" fo:padding="0.0382in" fo:border-left="none" fo:border-right="none" fo:border-top="none" fo:border-bottom="0.05pt solid #93a1a1">
        <style:background-image/>
      </style:table-cell-properties>
    </style:style>
    <style:style style:name="Table2.B8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C8" style:family="table-cell">
      <style:table-cell-properties fo:background-color="transparent" fo:padding="0.0382in" fo:border-left="0.05pt solid #93a1a1" fo:border-right="none" fo:border-top="none" fo:border-bottom="0.05pt solid #93a1a1">
        <style:background-image/>
      </style:table-cell-properties>
    </style:style>
    <style:style style:name="Table2.A9" style:family="table-cell">
      <style:table-cell-properties fo:background-color="transparent" fo:padding="0.0382in" fo:border="none">
        <style:background-image/>
      </style:table-cell-properties>
    </style:style>
    <style:style style:name="Table2.B9" style:family="table-cell">
      <style:table-cell-properties fo:background-color="transparent" fo:padding="0.0382in" fo:border-left="0.05pt solid #93a1a1" fo:border-right="none" fo:border-top="none" fo:border-bottom="none">
        <style:background-image/>
      </style:table-cell-properties>
    </style:style>
    <style:style style:name="Table2.C9" style:family="table-cell">
      <style:table-cell-properties fo:background-color="transparent" fo:padding="0.0382in" fo:border-left="0.05pt solid #93a1a1" fo:border-right="none" fo:border-top="none" fo:border-bottom="none">
        <style:background-image/>
      </style:table-cell-properties>
    </style:style>
    <style:style style:name="P1" style:family="paragraph" style:parent-style-name="Table_20_Contents">
      <style:text-properties fo:color="#657b83" loext:opacity="100%" fo:font-size="10pt" officeooo:rsid="0019a5cb" officeooo:paragraph-rsid="0019a5cb" style:font-size-asian="10pt" style:font-size-complex="10pt"/>
    </style:style>
    <style:style style:name="P2" style:family="paragraph" style:parent-style-name="Table_20_Contents">
      <loext:graphic-properties draw:fill-gradient-name="gradient" draw:fill-hatch-name="hatch"/>
      <style:paragraph-properties fo:margin-top="0.1in" fo:margin-bottom="0.1in" style:contextual-spacing="true" fo:text-align="center" style:justify-single-word="false"/>
      <style:text-properties fo:color="#657b83" loext:opacity="100%" fo:font-size="10pt" officeooo:rsid="0019a5cb" officeooo:paragraph-rsid="0019a5cb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657b83" loext:opacity="100%" fo:font-size="10pt" officeooo:rsid="0019a5cb" officeooo:paragraph-rsid="0019a5cb" style:font-size-asian="10pt" style:font-size-complex="10pt"/>
    </style:style>
    <style:style style:name="P4" style:family="paragraph" style:parent-style-name="Table_20_Contents">
      <style:text-properties fo:color="#657b83" loext:opacity="100%" fo:font-size="10pt" officeooo:rsid="0019a5cb" officeooo:paragraph-rsid="001c56d8" style:font-size-asian="10pt" style:font-size-complex="10pt"/>
    </style:style>
    <style:style style:name="P5" style:family="paragraph" style:parent-style-name="Table_20_Contents">
      <style:text-properties fo:color="#657b83" loext:opacity="100%" fo:font-size="10pt" officeooo:rsid="0019a5cb" officeooo:paragraph-rsid="0035d98a" style:font-size-asian="10pt" style:font-size-complex="10pt"/>
    </style:style>
    <style:style style:name="P6" style:family="paragraph" style:parent-style-name="Table_20_Contents">
      <style:text-properties fo:color="#657b83" loext:opacity="100%" fo:font-size="10pt" officeooo:rsid="001adeb7" officeooo:paragraph-rsid="001adeb7" style:font-size-asian="10pt" style:font-size-complex="10pt"/>
    </style:style>
    <style:style style:name="P7" style:family="paragraph" style:parent-style-name="Table_20_Contents">
      <style:text-properties fo:color="#657b83" loext:opacity="100%" fo:font-size="10pt" officeooo:rsid="001adeb7" officeooo:paragraph-rsid="00305042" style:font-size-asian="10pt" style:font-size-complex="10pt"/>
    </style:style>
    <style:style style:name="P8" style:family="paragraph" style:parent-style-name="Table_20_Contents">
      <style:text-properties fo:color="#657b83" loext:opacity="100%" fo:font-size="10pt" officeooo:rsid="001adeb7" officeooo:paragraph-rsid="0035d98a" style:font-size-asian="10pt" style:font-size-complex="10pt"/>
    </style:style>
    <style:style style:name="P9" style:family="paragraph" style:parent-style-name="Table_20_Contents">
      <style:text-properties fo:color="#657b83" loext:opacity="100%" fo:font-size="10pt" style:font-size-asian="10pt" style:font-size-complex="10pt"/>
    </style:style>
    <style:style style:name="P10" style:family="paragraph" style:parent-style-name="Table_20_Contents">
      <style:text-properties fo:color="#657b83" loext:opacity="100%" fo:font-size="10pt" officeooo:rsid="001c56d8" officeooo:paragraph-rsid="001c56d8" style:font-size-asian="10pt" style:font-size-complex="10pt"/>
    </style:style>
    <style:style style:name="P11" style:family="paragraph" style:parent-style-name="Table_20_Contents">
      <style:text-properties fo:color="#657b83" loext:opacity="100%" fo:font-size="10pt" officeooo:paragraph-rsid="0035d98a" style:font-size-asian="10pt" style:font-size-complex="10pt"/>
    </style:style>
    <style:style style:name="P12" style:family="paragraph" style:parent-style-name="Table_20_Contents">
      <style:text-properties fo:color="#fdf6e3" loext:opacity="100%" fo:font-size="10pt" officeooo:rsid="001f2d9d" officeooo:paragraph-rsid="001f2d9d" style:font-size-asian="10pt" style:font-size-complex="10pt"/>
    </style:style>
    <style:style style:name="P13" style:family="paragraph" style:parent-style-name="Table_20_Contents">
      <style:text-properties fo:color="#fdf6e3" loext:opacity="100%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df6e3" loext:opacity="100%" fo:font-size="10pt" officeooo:rsid="002f5f03" officeooo:paragraph-rsid="002f5f03" style:font-size-asian="10pt" style:font-size-complex="10pt"/>
    </style:style>
    <style:style style:name="P15" style:family="paragraph" style:parent-style-name="Table_20_Contents">
      <style:text-properties fo:color="#fdf6e3" loext:opacity="100%" fo:font-size="10pt" officeooo:rsid="002f5f03" officeooo:paragraph-rsid="002f5f03" style:font-size-asian="10pt" style:font-size-complex="10pt"/>
    </style:style>
    <style:style style:name="P16" style:family="paragraph" style:parent-style-name="Title">
      <style:text-properties fo:font-variant="small-caps" style:font-name="EB Garamond1"/>
    </style:style>
    <style:style style:name="P17" style:family="paragraph" style:parent-style-name="Title">
      <style:text-properties fo:font-variant="small-caps" style:font-name="EB Garamond1" fo:font-size="12pt" style:font-size-asian="12pt" style:font-size-complex="12pt"/>
    </style:style>
    <style:style style:name="P18" style:family="paragraph" style:parent-style-name="Table_20_Contents">
      <style:text-properties fo:color="#6c71c4" loext:opacity="100%" fo:font-size="10pt" officeooo:rsid="001adeb7" officeooo:paragraph-rsid="0035d98a" style:font-size-asian="10pt" style:font-size-complex="10pt"/>
    </style:style>
    <style:style style:name="P19" style:family="paragraph" style:parent-style-name="Table_20_Contents">
      <style:text-properties fo:color="#6c71c4" loext:opacity="100%" fo:font-size="10pt" officeooo:paragraph-rsid="0035d98a" style:font-size-asian="10pt" style:font-size-complex="10pt"/>
    </style:style>
    <style:style style:name="P20" style:family="paragraph" style:parent-style-name="Standard">
      <style:text-properties officeooo:rsid="003725a7" officeooo:paragraph-rsid="003725a7"/>
    </style:style>
    <style:style style:name="T1" style:family="text">
      <style:text-properties officeooo:rsid="001adeb7"/>
    </style:style>
    <style:style style:name="T2" style:family="text">
      <style:text-properties officeooo:rsid="001bbce9"/>
    </style:style>
    <style:style style:name="T3" style:family="text">
      <style:text-properties officeooo:rsid="001c56d8"/>
    </style:style>
    <style:style style:name="T4" style:family="text">
      <style:text-properties officeooo:rsid="001d67b3"/>
    </style:style>
    <style:style style:name="T5" style:family="text">
      <style:text-properties officeooo:rsid="001f7a29"/>
    </style:style>
    <style:style style:name="T6" style:family="text">
      <style:text-properties fo:color="#6c71c4" loext:opacity="100%"/>
    </style:style>
    <style:style style:name="T7" style:family="text">
      <style:text-properties fo:color="#6c71c4" loext:opacity="100%" officeooo:rsid="001adeb7"/>
    </style:style>
    <style:style style:name="T8" style:family="text">
      <style:text-properties fo:color="#6c71c4" loext:opacity="100%" officeooo:rsid="001f7a29"/>
    </style:style>
    <style:style style:name="T9" style:family="text">
      <style:text-properties fo:color="#6c71c4" loext:opacity="100%" officeooo:rsid="002f5f03"/>
    </style:style>
    <style:style style:name="T10" style:family="text">
      <style:text-properties fo:color="#dc322f" loext:opacity="100%"/>
    </style:style>
    <style:style style:name="T11" style:family="text">
      <style:text-properties fo:color="#dc322f" loext:opacity="100%" officeooo:rsid="001bbce9"/>
    </style:style>
    <style:style style:name="T12" style:family="text">
      <style:text-properties fo:color="#dc322f" loext:opacity="100%" officeooo:rsid="001f7a29"/>
    </style:style>
    <style:style style:name="T13" style:family="text">
      <style:text-properties fo:color="#dc322f" loext:opacity="100%" officeooo:rsid="001adeb7"/>
    </style:style>
    <style:style style:name="T14" style:family="text">
      <style:text-properties fo:color="#dc322f" loext:opacity="100%" officeooo:rsid="003725a7"/>
    </style:style>
    <style:style style:name="T15" style:family="text">
      <style:text-properties fo:color="#2aa198" loext:opacity="100%"/>
    </style:style>
    <style:style style:name="T16" style:family="text">
      <style:text-properties fo:color="#2aa198" loext:opacity="100%" officeooo:rsid="001f7a29"/>
    </style:style>
    <style:style style:name="T17" style:family="text">
      <style:text-properties fo:color="#2aa198" loext:opacity="100%" officeooo:rsid="001bbce9"/>
    </style:style>
    <style:style style:name="T18" style:family="text">
      <style:text-properties fo:color="#2aa198" loext:opacity="100%" officeooo:rsid="001d67b3"/>
    </style:style>
    <style:style style:name="T19" style:family="text">
      <style:text-properties fo:color="#2aa198" loext:opacity="100%" officeooo:rsid="00305042"/>
    </style:style>
    <style:style style:name="T20" style:family="text">
      <style:text-properties officeooo:rsid="00240c74"/>
    </style:style>
    <style:style style:name="T21" style:family="text">
      <style:text-properties fo:color="#657b83" loext:opacity="100%"/>
    </style:style>
    <style:style style:name="T22" style:family="text">
      <style:text-properties fo:color="#657b83" loext:opacity="100%" officeooo:rsid="002adbfd"/>
    </style:style>
    <style:style style:name="T23" style:family="text">
      <style:text-properties fo:color="#657b83" loext:opacity="100%" officeooo:rsid="002f5f03"/>
    </style:style>
    <style:style style:name="T24" style:family="text">
      <style:text-properties fo:color="#657b83" loext:opacity="100%" officeooo:rsid="00303037"/>
    </style:style>
    <style:style style:name="T25" style:family="text">
      <style:text-properties fo:color="#657b83" loext:opacity="100%" officeooo:rsid="00305042"/>
    </style:style>
    <style:style style:name="T26" style:family="text">
      <style:text-properties fo:color="#657b83" loext:opacity="100%" officeooo:rsid="0035d98a"/>
    </style:style>
    <style:style style:name="T27" style:family="text">
      <style:text-properties officeooo:rsid="002adbfd"/>
    </style:style>
    <style:style style:name="T28" style:family="text">
      <style:text-properties officeooo:rsid="002f5f03"/>
    </style:style>
    <style:style style:name="T29" style:family="text">
      <style:text-properties officeooo:rsid="00303037"/>
    </style:style>
    <style:style style:name="T30" style:family="text">
      <style:text-properties officeooo:rsid="00305042"/>
    </style:style>
    <style:style style:name="T31" style:family="text">
      <style:text-properties officeooo:rsid="0034d8f1"/>
    </style:style>
    <style:style style:name="T32" style:family="text">
      <style:text-properties officeooo:rsid="0035d98a"/>
    </style:style>
    <style:style style:name="T33" style:family="text">
      <style:text-properties officeooo:rsid="0036dc0b"/>
    </style:style>
    <style:style style:name="T34" style:family="text">
      <style:text-properties officeooo:rsid="003ab7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POS-20</text:span><text:span text:style-name="T28">20</text:span><text:span text:style-name="T3"> </text:span>Course Schedule <text:span text:style-name="T3">(Spring 2023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Week #</text:p>
          </table:table-cell>
          <table:table-cell table:style-name="Table1.A1" office:value-type="string">
            <text:p text:style-name="P14">Monday</text:p>
          </table:table-cell>
          <table:table-cell table:style-name="Table1.C1" office:value-type="string">
            <text:p text:style-name="P14">Wednesday</text:p>
          </table:table-cell>
        </table:table-row>
        <table:table-row table:style-name="Table1.2">
          <table:table-cell table:style-name="Table1.A2" office:value-type="string">
            <text:p text:style-name="P2">Week 1</text:p>
          </table:table-cell>
          <table:table-cell table:style-name="Table1.B2" office:value-type="string">
            <text:p text:style-name="P4"><text:span text:style-name="T7">1</text:span><text:span text:style-name="T9">6</text:span><text:span text:style-name="T7"> January:</text:span><text:span text:style-name="T1"><text:line-break/></text:span><text:span text:style-name="T19">No class</text:span></text:p>
          </table:table-cell>
          <table:table-cell table:style-name="Table1.B2" office:value-type="string">
            <text:p text:style-name="P6"><text:span text:style-name="T6">1</text:span><text:span text:style-name="T9">8</text:span><text:span text:style-name="T6"> Jan:</text:span><text:line-break/><text:span text:style-name="T30">Introductions &amp; Syllabus Review</text:span></text:p>
          </table:table-cell>
        </table:table-row>
        <table:table-row table:style-name="Table1.3">
          <table:table-cell table:style-name="Table1.A2" office:value-type="string">
            <text:p text:style-name="P2">Week 2</text:p>
          </table:table-cell>
          <table:table-cell table:style-name="Table1.B2" office:value-type="string">
            <text:p text:style-name="P6"><text:span text:style-name="T6">2</text:span><text:span text:style-name="T9">3</text:span><text:span text:style-name="T6"> Jan:</text:span><text:line-break/><text:span text:style-name="T30">Political Science &amp; Levels of Analysis</text:span></text:p>
          </table:table-cell>
          <table:table-cell table:style-name="Table1.B2" office:value-type="string">
            <text:p text:style-name="P7"><text:span text:style-name="T6">2</text:span><text:span text:style-name="T9">5</text:span><text:span text:style-name="T6"> Jan:</text:span><text:line-break/><text:span text:style-name="T28">History of “The State”</text:span></text:p>
          </table:table-cell>
        </table:table-row>
        <table:table-row table:style-name="Table1.2">
          <table:table-cell table:style-name="Table1.A2" office:value-type="string">
            <text:p text:style-name="P2">Week 3</text:p>
          </table:table-cell>
          <table:table-cell table:style-name="Table1.B2" office:value-type="string">
            <text:p text:style-name="P7"><text:span text:style-name="T6">3</text:span><text:span text:style-name="T9">0</text:span><text:span text:style-name="T6"> Jan:</text:span><text:line-break/><text:span text:style-name="T29">Political History Since 1800</text:span></text:p>
          </table:table-cell>
          <table:table-cell table:style-name="Table1.B2" office:value-type="string">
            <text:p text:style-name="P7"><text:span text:style-name="T9">1</text:span><text:span text:style-name="T6"> February:</text:span><text:line-break/><text:span text:style-name="T20">Theories of </text:span><text:span text:style-name="T31">Political</text:span><text:span text:style-name="T20"> Behaviour</text:span></text:p>
          </table:table-cell>
        </table:table-row>
        <table:table-row table:style-name="Table1.3">
          <table:table-cell table:style-name="Table1.A2" office:value-type="string">
            <text:p text:style-name="P2">Week 4</text:p>
          </table:table-cell>
          <table:table-cell table:style-name="Table1.B2" office:value-type="string">
            <text:p text:style-name="P7"><text:span text:style-name="T9">6</text:span><text:span text:style-name="T6"> Feb:</text:span><text:span text:style-name="T4"><text:line-break/></text:span><text:span text:style-name="T28">Political Philosophy </text:span></text:p>
          </table:table-cell>
          <table:table-cell table:style-name="Table1.B2" office:value-type="string">
            <text:p text:style-name="P7"><text:span text:style-name="T9">8</text:span><text:span text:style-name="T6"> Feb:</text:span><text:line-break/><text:span text:style-name="T32">Political Ideology</text:span></text:p>
          </table:table-cell>
        </table:table-row>
        <table:table-row table:style-name="Table1.2">
          <table:table-cell table:style-name="Table1.A2" office:value-type="string">
            <text:p text:style-name="P2">Week 5</text:p>
          </table:table-cell>
          <table:table-cell table:style-name="Table1.B2" office:value-type="string">
            <text:p text:style-name="P8"><text:span text:style-name="T6">1</text:span><text:span text:style-name="T9">3</text:span><text:span text:style-name="T6"> Feb:</text:span><text:line-break/><text:span text:style-name="T28">Comparative Politics</text:span></text:p>
          </table:table-cell>
          <table:table-cell table:style-name="Table1.B2" office:value-type="string">
            <text:p text:style-name="P8"><text:span text:style-name="T6">1</text:span><text:span text:style-name="T9">5</text:span><text:span text:style-name="T6"> Feb:</text:span><text:line-break/><text:span text:style-name="T32">Democracy</text:span></text:p>
          </table:table-cell>
        </table:table-row>
        <table:table-row table:style-name="Table1.3">
          <table:table-cell table:style-name="Table1.A2" office:value-type="string">
            <text:p text:style-name="P2">Week 6</text:p>
          </table:table-cell>
          <table:table-cell table:style-name="Table1.B2" office:value-type="string">
            <text:p text:style-name="P8"><text:span text:style-name="T6">2</text:span><text:span text:style-name="T9">0</text:span><text:span text:style-name="T6"> Feb:</text:span><text:line-break/><text:span text:style-name="T32">Authoritarianism</text:span></text:p>
          </table:table-cell>
          <table:table-cell table:style-name="Table1.B2" office:value-type="string">
            <text:p text:style-name="P8"><text:span text:style-name="T6">2</text:span><text:span text:style-name="T9">2</text:span><text:span text:style-name="T6"> Feb</text:span><text:line-break/><text:span text:style-name="T20">Political Economy</text:span></text:p>
          </table:table-cell>
        </table:table-row>
        <table:table-row table:style-name="Table1.2">
          <table:table-cell table:style-name="Table1.A2" office:value-type="string">
            <text:p text:style-name="P2">Week 7</text:p>
          </table:table-cell>
          <table:table-cell table:style-name="Table1.B2" office:value-type="string">
            <text:p text:style-name="P8"><text:span text:style-name="T6">2</text:span><text:span text:style-name="T9">7</text:span><text:span text:style-name="T6"> Feb:</text:span><text:line-break/><text:span text:style-name="T28">Comparative L</text:span><text:span text:style-name="T30">aw</text:span></text:p>
          </table:table-cell>
          <table:table-cell table:style-name="Table1.B2" office:value-type="string">
            <text:p text:style-name="P8"><text:span text:style-name="T9">1</text:span><text:span text:style-name="T6"> March:</text:span><text:line-break/><text:span text:style-name="T28">International Law</text:span></text:p>
          </table:table-cell>
        </table:table-row>
        <table:table-row table:style-name="Table1.3">
          <table:table-cell table:style-name="Table1.A2" office:value-type="string">
            <text:p text:style-name="P2">Week 8</text:p>
          </table:table-cell>
          <table:table-cell table:style-name="Table1.B2" office:value-type="string">
            <text:p text:style-name="P6"><text:span text:style-name="T9">6</text:span><text:span text:style-name="T6"> Mar:</text:span><text:line-break/><text:span text:style-name="T2">Review Day for Midterm </text:span><text:span text:style-name="T33">Essay</text:span><text:span text:style-name="T2"> </text:span><text:span text:style-name="T5">(</text:span><text:span text:style-name="T16">Optional Attendance</text:span><text:span text:style-name="T5">)</text:span></text:p>
          </table:table-cell>
          <table:table-cell table:style-name="Table1.B2" office:value-type="string">
            <text:p text:style-name="P1"><text:span text:style-name="T9">8</text:span><text:span text:style-name="T7"> Mar:</text:span><text:span text:style-name="T1"><text:line-break/></text:span><text:span text:style-name="T13"> </text:span><text:span text:style-name="T12">Take-Home Mi</text:span><text:span text:style-name="T10">dterm </text:span><text:span text:style-name="T14">Essay</text:span><text:span text:style-name="T10"> Due Online </text:span><text:span text:style-name="T12">at 23:59</text:span></text:p>
          </table:table-cell>
        </table:table-row>
        <table:table-row table:style-name="Table1.2">
          <table:table-cell table:style-name="Table1.A10" office:value-type="string">
            <text:p text:style-name="P2">Week 9</text:p>
          </table:table-cell>
          <table:table-cell table:style-name="Table1.B10" office:value-type="string">
            <text:p text:style-name="P1"><text:span text:style-name="T7">1</text:span><text:span text:style-name="T9">3</text:span><text:span text:style-name="T7"> Mar:</text:span><text:span text:style-name="T1"><text:line-break/></text:span><text:span text:style-name="T15">Spring Break, Have fun</text:span></text:p>
          </table:table-cell>
          <table:table-cell table:style-name="Table1.B10" office:value-type="string">
            <text:p text:style-name="P1"><text:span text:style-name="T7">1</text:span><text:span text:style-name="T9">7</text:span><text:span text:style-name="T7"> Mar:</text:span><text:span text:style-name="T1"><text:line-break/></text:span><text:span text:style-name="T15">Spring Break, Have Fun</text:span></text:p>
          </table:table-cell>
        </table:table-row>
      </table:table>
      <text:p text:style-name="P17"><text:soft-page-break/>POS-20<text:span text:style-name="T34">20</text:span> Schedule (Cont.)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Week #</text:p>
          </table:table-cell>
          <table:table-cell table:style-name="Table2.B1" office:value-type="string">
            <text:p text:style-name="P15">Monday</text:p>
          </table:table-cell>
          <table:table-cell table:style-name="Table2.B1" office:value-type="string">
            <text:p text:style-name="P15">Wednesday</text:p>
          </table:table-cell>
        </table:table-row>
        <table:table-row table:style-name="Table2.2">
          <table:table-cell table:style-name="Table2.A2" office:value-type="string">
            <text:p text:style-name="P3">Week 10</text:p>
          </table:table-cell>
          <table:table-cell table:style-name="Table2.B2" office:value-type="string">
            <text:p text:style-name="P7"><text:span text:style-name="T6">2</text:span><text:span text:style-name="T9">0</text:span><text:span text:style-name="T6"> Mar:</text:span><text:line-break/><text:span text:style-name="T32">Political Culture</text:span></text:p>
          </table:table-cell>
          <table:table-cell table:style-name="Table2.C2" office:value-type="string">
            <text:p text:style-name="P18">2<text:span text:style-name="T28">2</text:span> Mar:<text:line-break/><text:span text:style-name="T23">Non-Governmental Organisations</text:span></text:p>
          </table:table-cell>
        </table:table-row>
        <table:table-row table:style-name="Table2.3">
          <table:table-cell table:style-name="Table2.A1" office:value-type="string">
            <text:p text:style-name="P9">Week 11</text:p>
          </table:table-cell>
          <table:table-cell table:style-name="Table2.B1" office:value-type="string">
            <text:p text:style-name="P11"><text:span text:style-name="T6">2</text:span><text:span text:style-name="T9">7</text:span><text:span text:style-name="T6"> Mar:</text:span><text:line-break/><text:span text:style-name="T28">Civil Society</text:span></text:p>
          </table:table-cell>
          <table:table-cell table:style-name="Table2.B1" office:value-type="string">
            <text:p text:style-name="P19"><text:span text:style-name="T28">29</text:span> Mar:<text:line-break/><text:span text:style-name="T26">Political Socialisation</text:span></text:p>
          </table:table-cell>
        </table:table-row>
        <table:table-row table:style-name="Table2.2">
          <table:table-cell table:style-name="Table2.A4" office:value-type="string">
            <text:p text:style-name="P3">Week 12</text:p>
          </table:table-cell>
          <table:table-cell table:style-name="Table2.B4" office:value-type="string">
            <text:p text:style-name="P5"><text:span text:style-name="T9">3</text:span><text:span text:style-name="T7"> </text:span><text:span text:style-name="T6">April:<text:line-break/></text:span><text:span text:style-name="T28">Foreign Policy </text:span><text:span text:style-name="T29">&amp; International Organisations</text:span></text:p>
          </table:table-cell>
          <table:table-cell table:style-name="Table2.C4" office:value-type="string">
            <text:p text:style-name="P18"><text:span text:style-name="T28">5</text:span> Apr:<text:line-break/><text:span text:style-name="T23">Civil War &amp; International Conflict</text:span></text:p>
          </table:table-cell>
        </table:table-row>
        <table:table-row table:style-name="Table2.3">
          <table:table-cell table:style-name="Table2.A1" office:value-type="string">
            <text:p text:style-name="P9">Week 13</text:p>
          </table:table-cell>
          <table:table-cell table:style-name="Table2.B1" office:value-type="string">
            <text:p text:style-name="P11"><text:span text:style-name="T6">1</text:span><text:span text:style-name="T9">0</text:span><text:span text:style-name="T6"> Apr:</text:span><text:line-break/><text:span text:style-name="T32">Topic Issue: Corruption</text:span></text:p>
          </table:table-cell>
          <table:table-cell table:style-name="Table2.B1" office:value-type="string">
            <text:p text:style-name="P19">1<text:span text:style-name="T28">2</text:span> Apr:<text:line-break/><text:span text:style-name="T23">Topic I</text:span><text:span text:style-name="T22">ssues: Public Health</text:span></text:p>
          </table:table-cell>
        </table:table-row>
        <table:table-row table:style-name="Table2.2">
          <table:table-cell table:style-name="Table2.A6" office:value-type="string">
            <text:p text:style-name="P3">Week 14</text:p>
          </table:table-cell>
          <table:table-cell table:style-name="Table2.B6" office:value-type="string">
            <text:p text:style-name="P8"><text:span text:style-name="T6">1</text:span><text:span text:style-name="T9">7</text:span><text:span text:style-name="T6"> Apr:</text:span><text:line-break/><text:span text:style-name="T28">Topic Issue: </text:span><text:span text:style-name="T29">Inequality</text:span></text:p>
          </table:table-cell>
          <table:table-cell table:style-name="Table2.C6" office:value-type="string">
            <text:p text:style-name="P18"><text:span text:style-name="T28">19</text:span> Apr:<text:line-break/><text:span text:style-name="T24">Topic</text:span><text:span text:style-name="T22"> Issue: </text:span><text:span text:style-name="T26">Development</text:span></text:p>
          </table:table-cell>
        </table:table-row>
        <table:table-row table:style-name="Table2.3">
          <table:table-cell table:style-name="Table2.A7" office:value-type="string">
            <text:p text:style-name="P3">Week 15</text:p>
          </table:table-cell>
          <table:table-cell table:style-name="Table2.B7" office:value-type="string">
            <text:p text:style-name="P8"><text:span text:style-name="T6">2</text:span><text:span text:style-name="T9">4</text:span><text:span text:style-name="T6"> Apr:</text:span><text:line-break/><text:span text:style-name="T28">Topic</text:span><text:span text:style-name="T27"> Issue: Women’s Rights</text:span> </text:p>
          </table:table-cell>
          <table:table-cell table:style-name="Table2.C7" office:value-type="string">
            <text:p text:style-name="P18">2<text:span text:style-name="T28">6</text:span> Apr:<text:line-break/><text:span text:style-name="T25">Topic Issue: Pluralism</text:span></text:p>
          </table:table-cell>
        </table:table-row>
        <table:table-row table:style-name="Table2.2">
          <table:table-cell table:style-name="Table2.A8" office:value-type="string">
            <text:p text:style-name="P3">Week 16</text:p>
          </table:table-cell>
          <table:table-cell table:style-name="Table2.B8" office:value-type="string">
            <text:p text:style-name="P18"><text:span text:style-name="T28">1</text:span> May:<text:line-break/><text:span text:style-name="T21"> </text:span><text:span text:style-name="T23">Topic</text:span><text:span text:style-name="T22"> Issue: Climate</text:span></text:p>
          </table:table-cell>
          <table:table-cell table:style-name="Table2.C8" office:value-type="string">
            <text:p text:style-name="P6"><text:span text:style-name="T9">4</text:span><text:span text:style-name="T6"> May:</text:span><text:line-break/><text:span text:style-name="T2">Review Day for Take Home Exam</text:span><text:span text:style-name="T17"> </text:span><text:span text:style-name="T16">(Optional Attendance)</text:span><text:span text:style-name="T2">, </text:span><text:span text:style-name="T11">Extra Credit Due </text:span><text:span text:style-name="T12">at 23:59</text:span></text:p>
          </table:table-cell>
        </table:table-row>
        <table:table-row table:style-name="Table2.3">
          <table:table-cell table:style-name="Table2.A9" office:value-type="string">
            <text:p text:style-name="P3">Week 17</text:p>
          </table:table-cell>
          <table:table-cell table:style-name="Table2.B9" office:value-type="string">
            <text:p text:style-name="P1"><text:span text:style-name="T9">8</text:span><text:span text:style-name="T8"> </text:span><text:span text:style-name="T6">May:</text:span><text:line-break/><text:span text:style-name="T16">No class,</text:span><text:span text:style-name="T5"> </text:span><text:span text:style-name="T2">Take-Home </text:span><text:span text:style-name="T11">E</text:span><text:span text:style-name="T10">xam D</text:span><text:span text:style-name="T11">ue</text:span><text:span text:style-name="T10"> Online </text:span><text:span text:style-name="T12">at 23:59</text:span></text:p>
          </table:table-cell>
          <table:table-cell table:style-name="Table2.C9" office:value-type="string">
            <text:p text:style-name="P10"><text:span text:style-name="T8">1</text:span><text:span text:style-name="T9">0</text:span><text:span text:style-name="T8"> </text:span><text:span text:style-name="T6">May:</text:span><text:line-break/><text:span text:style-name="T18">No class,</text:span><text:span text:style-name="T4"> </text:span><text:span text:style-name="T10">Deadline for Late Work at 23:59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EB Garamond1" svg:font-family="'EB Garamond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top="0.1in" fo:margin-bottom="0.1in" style:contextual-spacing="false" fo:text-align="center" style:justify-single-word="false" fo:orphans="0" fo:widows="0" text:number-lines="false" text:line-number="0"/>
      <style:text-properties officeooo:rsid="0019a5c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8:42:23.480093569</meta:creation-date>
    <dc:date>2023-01-17T00:12:56.017794824</dc:date>
    <meta:editing-duration>PT6H57M27S</meta:editing-duration>
    <meta:editing-cycles>15</meta:editing-cycles>
    <meta:generator>LibreOffice/7.3.7.2$Linux_X86_64 LibreOffice_project/30$Build-2</meta:generator>
    <meta:document-statistic meta:table-count="2" meta:image-count="0" meta:object-count="0" meta:page-count="2" meta:paragraph-count="59" meta:word-count="248" meta:character-count="1409" meta:non-whitespace-character-count="1216"/>
  </office:meta>
</office:document-meta>
</file>